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4336" officeooo:paragraph-rsid="000a4336"/>
    </style:style>
    <style:style style:name="P2" style:family="paragraph" style:parent-style-name="Standard">
      <style:text-properties officeooo:rsid="000bb270" officeooo:paragraph-rsid="000bb270"/>
    </style:style>
    <style:style style:name="P3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0bb270"/>
    </style:style>
    <style:style style:name="P4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0bb270"/>
    </style:style>
    <style:style style:name="P5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0e70de"/>
    </style:style>
    <style:style style:name="P6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0fad67"/>
    </style:style>
    <style:style style:name="P7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117cfb"/>
    </style:style>
    <style:style style:name="P8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12a6f3"/>
    </style:style>
    <style:style style:name="P9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13fde2"/>
    </style:style>
    <style:style style:name="P10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15e299"/>
    </style:style>
    <style:style style:name="P11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bb270" officeooo:paragraph-rsid="001701fa"/>
    </style:style>
    <style:style style:name="P12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d5312" officeooo:paragraph-rsid="000d5312"/>
    </style:style>
    <style:style style:name="P13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d5312" officeooo:paragraph-rsid="000fad67"/>
    </style:style>
    <style:style style:name="P14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d5312" officeooo:paragraph-rsid="0013fde2"/>
    </style:style>
    <style:style style:name="P15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0e70de" officeooo:paragraph-rsid="0017d88a"/>
    </style:style>
    <style:style style:name="P16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12a6f3" officeooo:paragraph-rsid="0012a6f3"/>
    </style:style>
    <style:style style:name="P17" style:family="paragraph" style:parent-style-name="Standard">
      <style:paragraph-properties>
        <style:tab-stops>
          <style:tab-stop style:position="4.9362in"/>
        </style:tab-stops>
      </style:paragraph-properties>
      <style:text-properties officeooo:rsid="001701fa" officeooo:paragraph-rsid="001701fa"/>
    </style:style>
    <style:style style:name="P18" style:family="paragraph" style:parent-style-name="Standard">
      <style:paragraph-properties fo:break-before="page"/>
      <style:text-properties officeooo:rsid="000bb270" officeooo:paragraph-rsid="000bb270"/>
    </style:style>
    <style:style style:name="P1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in" fo:margin-right="0in" fo:margin-top="0in" fo:margin-bottom="0in" fo:line-height="100%" fo:text-indent="0in"/>
    </style:style>
    <style:style style:name="P2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b270"/>
    </style:style>
    <style:style style:name="T2" style:family="text">
      <style:text-properties officeooo:rsid="000fad67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7d88a"/>
    </style:style>
    <style:style style:name="T6" style:family="text">
      <style:text-properties officeooo:rsid="0017d88a"/>
    </style:style>
    <style:style style:name="T7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sub 58%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list-style-name="L1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 style:list-style-name="L1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 style:list-style-name="L1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 style:list-style-name="L1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1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1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2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2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729fcf" draw:opacity="0%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draw:shadow-opacity="0%" style:run-through="foreground"/>
    </style:style>
    <style:style style:name="gr13" style:family="graphic" style:list-style-name="L2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5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7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729fcf" draw:opacity="0%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draw:shadow-opacity="0%" style:run-through="foreground"/>
    </style:style>
    <style:style style:name="gr18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30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31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3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729fcf" draw:opacity="0%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draw:shadow-opacity="0%" style:run-through="foreground"/>
    </style:style>
    <style:style style:name="gr23" style:family="graphic" style:list-style-name="L3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3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3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3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3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3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3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4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4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4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4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4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4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46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4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48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4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50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5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rkkanatehtävä 1</text:p>
      <text:p text:style-name="P1"/>
      <text:p text:style-name="P1"/>
      <text:p text:style-name="P2"><draw:g text:anchor-type="paragraph" draw:z-index="25" draw:style-name="gr1"><draw:line draw:style-name="gr2" draw:text-style-name="P19" svg:x1="0.2496in" svg:y1="1.1008in" svg:x2="0.2496in" svg:y2="2.2508in"><text:p/></draw:line><draw:line draw:style-name="gr3" draw:text-style-name="P19" svg:x1="0.2496in" svg:y1="2.6508in" svg:x2="0.2496in" svg:y2="3.8008in"><text:p/></draw:line><draw:line draw:style-name="gr4" draw:text-style-name="P19" svg:x1="3.4496in" svg:y1="3.8508in" svg:x2="0.2496in" svg:y2="3.8008in"><text:p/></draw:line><draw:line draw:style-name="gr5" draw:text-style-name="P19" svg:x1="0.2496in" svg:y1="1.1008in" svg:x2="3.4496in" svg:y2="1.1008in"><text:p/></draw:line><draw:line draw:style-name="gr6" draw:text-style-name="P19" svg:x1="3.4496in" svg:y1="1.3508in" svg:x2="3.4496in" svg:y2="1.1008in"><text:p/></draw:line><draw:line draw:style-name="gr7" draw:text-style-name="P19" svg:x1="3.4496in" svg:y1="3.5508in" svg:x2="3.4496in" svg:y2="3.8508in"><text:p/></draw:line><draw:line draw:style-name="gr8" draw:text-style-name="P19" svg:x1="2.2496in" svg:y1="1.3508in" svg:x2="4.7996in" svg:y2="1.3508in"><text:p/></draw:line><draw:line draw:style-name="gr9" draw:text-style-name="P19" svg:x1="2.2496in" svg:y1="3.5508in" svg:x2="4.7996in" svg:y2="3.5508in"><text:p/></draw:line><draw:line draw:style-name="gr10" draw:text-style-name="P19" svg:x1="2.2496in" svg:y1="1.3508in" svg:x2="2.2496in" svg:y2="2.1008in"><text:p/></draw:line><draw:line draw:style-name="gr11" draw:text-style-name="P19" svg:x1="2.2496in" svg:y1="3.5508in" svg:x2="2.2496in" svg:y2="2.6008in"><text:p/></draw:line><draw:custom-shape draw:style-name="gr12" draw:text-style-name="P19" svg:width="0.5004in" svg:height="0.5004in" svg:x="2in" svg:y="2.10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3" draw:text-style-name="P19" svg:x1="2.0996in" svg:y1="2.5508in" svg:x2="2.4496in" svg:y2="2.1508in"><text:p/></draw:line><draw:line draw:style-name="gr14" draw:text-style-name="P19" svg:x1="2.3996in" svg:y1="2.5508in" svg:x2="2.0496in" svg:y2="2.1508in"><text:p/></draw:line><draw:line draw:style-name="gr15" draw:text-style-name="P19" svg:x1="2.9496in" svg:y1="1.3508in" svg:x2="2.9496in" svg:y2="2.1008in"><text:p/></draw:line><draw:line draw:style-name="gr16" draw:text-style-name="P19" svg:x1="2.9496in" svg:y1="3.5508in" svg:x2="2.9496in" svg:y2="2.6008in"><text:p/></draw:line><draw:custom-shape draw:style-name="gr17" draw:text-style-name="P19" svg:width="0.5004in" svg:height="0.5004in" svg:x="2.7in" svg:y="2.10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18" draw:text-style-name="P19" svg:x1="2.7996in" svg:y1="2.5508in" svg:x2="3.1496in" svg:y2="2.1508in"><text:p/></draw:line><draw:line draw:style-name="gr19" draw:text-style-name="P19" svg:x1="3.0996in" svg:y1="2.5508in" svg:x2="2.7496in" svg:y2="2.1508in"><text:p/></draw:line><draw:line draw:style-name="gr20" draw:text-style-name="P19" svg:x1="4.7996in" svg:y1="1.3508in" svg:x2="4.7996in" svg:y2="2.1008in"><text:p/></draw:line><draw:line draw:style-name="gr21" draw:text-style-name="P19" svg:x1="4.7996in" svg:y1="3.5508in" svg:x2="4.7996in" svg:y2="2.6008in"><text:p/></draw:line><draw:custom-shape draw:style-name="gr22" draw:text-style-name="P19" svg:width="0.5004in" svg:height="0.5004in" svg:x="4.55in" svg:y="2.100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23" draw:text-style-name="P19" svg:x1="4.6496in" svg:y1="2.5508in" svg:x2="4.9996in" svg:y2="2.1508in"><text:p/></draw:line><draw:line draw:style-name="gr24" draw:text-style-name="P19" svg:x1="4.9496in" svg:y1="2.5508in" svg:x2="4.5996in" svg:y2="2.1508in"><text:p/></draw:line><draw:frame draw:style-name="gr25" draw:text-style-name="P21" svg:width="1.5504in" svg:height="0.5488in" svg:x="3.25in" svg:y="2.2508in"><draw:text-box><text:p text:style-name="P20"><text:span text:style-name="T7">...+29lamppua...</text:span></text:p></draw:text-box></draw:frame><draw:frame draw:style-name="gr26" draw:text-style-name="P22" svg:width="0.6504in" svg:height="0.5988in" svg:x="0.6in" svg:y="2.3008in"><draw:text-box><text:p text:style-name="P20"><text:span text:style-name="T8">U</text:span></text:p></draw:text-box></draw:frame><draw:frame draw:style-name="gr27" draw:text-style-name="P22" svg:width="0.8004in" svg:height="0.5988in" svg:x="1.15in" svg:y="0.6008in"><draw:text-box><text:p text:style-name="P20"><text:span text:style-name="T8">R</text:span><text:span text:style-name="T9">johdin</text:span></text:p></draw:text-box></draw:frame><draw:line draw:style-name="gr28" draw:text-style-name="P19" svg:x1="-0.0004in" svg:y1="2.2508in" svg:x2="0.5496in" svg:y2="2.2508in"><text:p/></draw:line><draw:line draw:style-name="gr29" draw:text-style-name="P19" svg:x1="0.0996in" svg:y1="2.6508in" svg:x2="0.3996in" svg:y2="2.6508in"><text:p/></draw:line><draw:frame draw:style-name="gr30" draw:text-style-name="P21" svg:width="0.3504in" svg:height="0.3988in" svg:x="0.4in" svg:y="1.9008in"><draw:text-box><text:p text:style-name="P20"><text:span text:style-name="T7">+</text:span></text:p></draw:text-box></draw:frame><draw:frame draw:style-name="gr31" draw:text-style-name="P21" svg:width="0.3504in" svg:height="0.3988in" svg:x="0.35in" svg:y="2.7008in"><draw:text-box><text:p text:style-name="P20"><text:span text:style-name="T7">-</text:span></text:p></draw:text-box></draw:frame><draw:frame draw:style-name="gr32" draw:text-style-name="P22" svg:width="0.8004in" svg:height="0.5988in" svg:x="1.25in" svg:y="4.0024in"><draw:text-box><text:p text:style-name="P20"><text:span text:style-name="T8">R</text:span><text:span text:style-name="T9">johdin</text:span></text:p></draw:text-box></draw:frame><draw:frame draw:style-name="gr33" draw:text-style-name="P22" svg:width="1.1004in" svg:height="0.7488in" svg:x="3.3in" svg:y="2.7008in"><draw:text-box><text:p text:style-name="P20"><text:span text:style-name="T8">R</text:span><text:span text:style-name="T9">lamput</text:span></text:p></draw:text-box></draw:frame><draw:line draw:style-name="gr34" draw:text-style-name="P19" svg:x1="0.6496in" svg:y1="0.4508in" svg:x2="2.8496in" svg:y2="0.4508in"><text:p/></draw:line><draw:frame draw:style-name="gr35" draw:text-style-name="P22" svg:width="0.8004in" svg:height="0.4697in" svg:x="1.1in" svg:y="0.0008in"><draw:text-box><text:p text:style-name="P20"><text:span text:style-name="T8">I</text:span><text:span text:style-name="T9">1</text:span></text:p></draw:text-box></draw:frame><draw:line draw:style-name="gr36" draw:text-style-name="P19" svg:x1="1.7496in" svg:y1="1.6508in" svg:x2="1.7496in" svg:y2="3.1508in"><text:p/></draw:line><draw:line draw:style-name="gr37" draw:text-style-name="P19" svg:x1="5.2996in" svg:y1="1.7008in" svg:x2="5.2996in" svg:y2="3.2008in"><text:p/></draw:line><draw:frame draw:style-name="gr38" draw:text-style-name="P22" svg:width="0.8004in" svg:height="0.5488in" svg:x="1.25in" svg:y="1.8508in"><draw:text-box><text:p text:style-name="P20"><text:span text:style-name="T8">I</text:span><text:span text:style-name="T9">lamppu</text:span></text:p></draw:text-box></draw:frame><draw:frame draw:style-name="gr39" draw:text-style-name="P22" svg:width="0.8004in" svg:height="0.5488in" svg:x="5.2in" svg:y="1.8508in"><draw:text-box><text:p text:style-name="P20"><text:span text:style-name="T8">I</text:span><text:span text:style-name="T9">lamppu</text:span></text:p></draw:text-box></draw:frame><draw:line draw:style-name="gr40" draw:text-style-name="P19" svg:x1="3.3496in" svg:y1="4.8008in" svg:x2="0.5996in" svg:y2="4.8008in"><text:p/></draw:line><draw:frame draw:style-name="gr41" draw:text-style-name="P22" svg:width="0.8004in" svg:height="0.4697in" svg:x="1.6in" svg:y="4.8898in"><draw:text-box><text:p text:style-name="P20"><text:span text:style-name="T8">I</text:span><text:span text:style-name="T9">1</text:span></text:p></draw:text-box></draw:frame></draw:g></text:p>
      <text:p text:style-name="P18"><draw:frame draw:style-name="fr1" draw:name="Object1" text:anchor-type="as-char" svg:y="-0.1484in" svg:width="0.6654in" svg:height="0.18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10" text:anchor-type="as-char" svg:y="-0.1728in" svg:width="1.3555in" svg:height="0.2339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1" draw:name="Object2" text:anchor-type="as-char" svg:y="-0.1728in" svg:width="2.1811in" svg:height="0.23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2"><draw:frame draw:style-name="fr1" draw:name="Object3" text:anchor-type="as-char" svg:y="-0.1484in" svg:width="0.9811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2"><draw:frame draw:style-name="fr1" draw:name="Object4" text:anchor-type="as-char" svg:y="-0.1484in" svg:width="1.0457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<draw:frame draw:style-name="fr1" draw:name="Object5" text:anchor-type="as-char" svg:y="-0.1484in" svg:width="0.7807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12"><text:span text:style-name="T1"><draw:frame draw:style-name="fr1" draw:name="Object11" text:anchor-type="as-char" svg:y="-0.1728in" svg:width="2.4535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/>
      <text:p text:style-name="P13"><text:span text:style-name="T1"><draw:frame draw:style-name="fr1" draw:name="Object15" text:anchor-type="as-char" svg:y="-0.1484in" svg:width="2.2701in" svg:height="0.1846in" draw:z-index="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"/>
      <text:p text:style-name="P3"><draw:frame draw:style-name="fr1" draw:name="Object6" text:anchor-type="as-char" svg:y="-0.2937in" svg:width="1.5618in" svg:height="0.468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1" draw:name="Object13" text:anchor-type="as-char" svg:y="-0.1728in" svg:width="1.7161in" svg:height="0.2339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4">Johto yhteen suuntaan tuon verran, tuplaten saa kokonaisresistanssin</text:p>
      <text:p text:style-name="P9"/>
      <text:p text:style-name="P9"><draw:frame draw:style-name="fr1" draw:name="Object8" text:anchor-type="as-char" svg:y="-0.2453in" svg:width="0.8417in" svg:height="0.3945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9"/>
      <text:p text:style-name="P9"><draw:frame draw:style-name="fr1" draw:name="Object9" text:anchor-type="as-char" svg:y="-0.2453in" svg:width="2.2756in" svg:height="0.4189in" draw:z-index="16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/>
      <text:p text:style-name="P9"><draw:frame draw:style-name="fr1" draw:name="Object12" text:anchor-type="as-char" svg:y="-0.1484in" svg:width="1.089in" svg:height="0.2098in" draw:z-index="19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/>
      <text:p text:style-name="P9"><draw:frame draw:style-name="fr1" draw:name="Object24" text:anchor-type="as-char" svg:y="-0.1484in" svg:width="1.1972in" svg:height="0.2098in" draw:z-index="17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9"><draw:frame draw:style-name="fr1" draw:name="Object25" text:anchor-type="as-char" svg:y="-0.1728in" svg:width="2.0701in" svg:height="0.2091in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9"/>
      <text:p text:style-name="P9"><draw:frame draw:style-name="fr1" draw:name="Object26" text:anchor-type="as-char" svg:y="-0.1484in" svg:width="1.502in" svg:height="0.1846in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7"/>
      <text:p text:style-name="P16">Lasketaan virta yhden lampun yli ja kerrotaan se lamppujen määrällä niin saadaan kokonaisvirta lamppujen yli. </text:p>
      <text:p text:style-name="P16"><text:span text:style-name="T4"/></text:p>
      <text:p text:style-name="P8"><text:span text:style-name="T4"><draw:frame draw:style-name="fr1" draw:name="Object20" text:anchor-type="as-char" svg:y="-0.2693in" svg:width="1.0902in" svg:height="0.4437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16"><text:span text:style-name="T4"/></text:p>
      <text:p text:style-name="P8"><text:span text:style-name="T4"><draw:frame draw:style-name="fr1" draw:name="Object14" text:anchor-type="as-char" svg:y="-0.2453in" svg:width="1.0346in" svg:height="0.3945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8"><text:span text:style-name="T4"/></text:p>
      <text:p text:style-name="P8"><text:span text:style-name="T4"><draw:frame draw:style-name="fr1" draw:name="Object21" text:anchor-type="as-char" svg:y="-0.1484in" svg:width="1.4311in" svg:height="0.2098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8"><text:span text:style-name="T4"><draw:frame draw:style-name="fr1" draw:name="Object22" text:anchor-type="as-char" svg:y="-0.1484in" svg:width="1.402in" svg:height="0.2098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8"><text:soft-page-break/><text:span text:style-name="T4"/></text:p>
      <text:p text:style-name="P8"><text:span text:style-name="T4"><draw:frame draw:style-name="fr1" draw:name="Object23" text:anchor-type="as-char" svg:y="-0.1484in" svg:width="1.3307in" svg:height="0.2098in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8"><text:span text:style-name="T4"/></text:p>
      <text:p text:style-name="P17"><text:span text:style-name="T4">Jännitehäviö johtimesta:</text:span></text:p>
      <text:p text:style-name="P8"><text:span text:style-name="T4"/></text:p>
      <text:p text:style-name="P10"><text:span text:style-name="T4"><draw:frame draw:style-name="fr1" draw:name="Object27" text:anchor-type="as-char" svg:y="-0.1484in" svg:width="2.4752in" svg:height="0.2098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11"><text:span text:style-name="T4"><draw:frame draw:style-name="fr1" draw:name="Object28" text:anchor-type="as-char" svg:y="-0.1484in" svg:width="2.4752in" svg:height="0.2098in" draw:z-index="22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11"><text:span text:style-name="T4"/></text:p>
      <text:p text:style-name="P11"><text:span text:style-name="T4"><draw:frame draw:style-name="fr1" draw:name="Object29" text:anchor-type="as-char" svg:y="-0.1484in" svg:width="1.5965in" svg:height="0.2098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p>
      <text:p text:style-name="P11"><text:span text:style-name="T4"/></text:p>
      <text:p text:style-name="P15"><text:span text:style-name="T4">Jännitteen pitää olla siis 230V </text:span><text:span text:style-name="T5">(lamppujen tarvitsema jännite)</text:span><text:span text:style-name="T4"> + kompensaatiot jännitehäviöille.</text:span></text:p>
      <text:p text:style-name="P11"><text:span text:style-name="T4"/></text:p>
      <text:p text:style-name="P11"><text:span text:style-name="T4"><draw:frame draw:style-name="fr1" draw:name="Object30" text:anchor-type="as-char" svg:y="-0.1484in" svg:width="3.1807in" svg:height="0.2098in" draw:z-index="24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8"><text:span text:style-name="T4"/></text:p>
      <text:p text:style-name="P5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1-22T13:17:40.987084362</meta:creation-date>
    <dc:date>2014-01-22T16:21:04.089947218</dc:date>
    <dc:creator>blastra </dc:creator>
    <meta:editing-duration>PT2H59M46S</meta:editing-duration>
    <meta:editing-cycles>4</meta:editing-cycles>
    <meta:generator>LibreOffice/4.1.3.2$Linux_X86_64 LibreOffice_project/410m0$Build-2</meta:generator>
    <meta:document-statistic meta:table-count="0" meta:image-count="0" meta:object-count="25" meta:page-count="3" meta:paragraph-count="31" meta:word-count="38" meta:character-count="316" meta:non-whitespace-character-count="281"/>
  </office:meta>
</office:document-meta>
</file>

<file path=Object 1/content.xml><?xml version="1.0" encoding="utf-8"?>
<math xmlns="http://www.w3.org/1998/Math/MathML">
  <semantics>
    <mrow>
      <mrow>
        <mi>l</mi>
        <mo stretchy="false">=</mo>
        <mn>800m</mn>
      </mrow>
    </mrow>
    <annotation encoding="StarMath 5.0">l = 800m</annotation>
  </semantics>
</math>
</file>

<file path=Object 10/content.xml><?xml version="1.0" encoding="utf-8"?>
<math xmlns="http://www.w3.org/1998/Math/MathML">
  <semantics>
    <mrow>
      <mrow>
        <msub>
          <mo stretchy="false">ρ</mo>
          <mi mathvariant="italic">Cu</mi>
        </msub>
        <mo stretchy="false">=</mo>
        <mrow>
          <mn>17.2</mn>
          <mo stretchy="false">⋅</mo>
          <msup>
            <mn>10</mn>
            <mrow>
              <mo stretchy="false">−</mo>
              <mn>9</mn>
            </mrow>
          </msup>
        </mrow>
      </mrow>
      <mo stretchy="false">Ω</mo>
      <mi>m</mi>
    </mrow>
    <annotation encoding="StarMath 5.0">%rho_Cu = 17.2 cdot 10^-9 %OMEGA m</annotation>
  </semantics>
</math>
</file>

<file path=Object 11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row>
          <mn>17.2</mn>
          <mo stretchy="false">⋅</mo>
          <msup>
            <mn>10</mn>
            <mrow>
              <mo stretchy="false">−</mo>
              <mn>9</mn>
            </mrow>
          </msup>
        </mrow>
      </mrow>
      <mo stretchy="false">Ω</mo>
      <mi>m</mi>
      <mfrac>
        <mrow>
          <mn>1600m</mn>
        </mrow>
        <mrow>
          <msup>
            <mn>0.00001m</mn>
            <mn>2</mn>
          </msup>
        </mrow>
      </mfrac>
    </mrow>
    <annotation encoding="StarMath 5.0">R_johto = 17.2 cdot 10^-9 %OMEGA m {1600m} over {0.00001m^2} </annotation>
  </semantics>
</math>
</file>

<file path=Object 12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n>2.752</mn>
      </mrow>
      <mo stretchy="false">Ω</mo>
    </mrow>
    <annotation encoding="StarMath 5.0">R_johto = 2.752%OMEGA</annotation>
  </semantics>
</math>
</file>

<file path=Object 13/content.xml><?xml version="1.0" encoding="utf-8"?>
<math xmlns="http://www.w3.org/1998/Math/MathML">
  <semantics>
    <mrow>
      <mrow>
        <msub>
          <mi>R</mi>
          <mi mathvariant="italic">lamput</mi>
        </msub>
        <mo stretchy="false">=</mo>
        <mn>2.3629</mn>
      </mrow>
      <mrow>
        <mn>...</mn>
        <mo stretchy="false">⋅</mo>
        <msup>
          <mn>10</mn>
          <mrow>
            <mo stretchy="false">−</mo>
            <mn>5</mn>
          </mrow>
        </msup>
      </mrow>
      <mo stretchy="false">Ω</mo>
    </mrow>
    <annotation encoding="StarMath 5.0">R_lamput = 2.3629...cdot 10^-5 %OMEGA</annotation>
  </semantics>
</math>
</file>

<file path=Object 14/content.xml><?xml version="1.0" encoding="utf-8"?>
<math xmlns="http://www.w3.org/1998/Math/MathML">
  <semantics>
    <mrow>
      <mrow>
        <msub>
          <mi>R</mi>
          <mi mathvariant="italic">lamput</mi>
        </msub>
        <mo stretchy="false">=</mo>
        <mfrac>
          <mrow>
            <mn>40W</mn>
          </mrow>
          <mrow>
            <mn>230V</mn>
          </mrow>
        </mfrac>
      </mrow>
    </mrow>
    <annotation encoding="StarMath 5.0">R_lamput = {40W} over {230V} </annotation>
  </semantics>
</math>
</file>

<file path=Object 15/content.xml><?xml version="1.0" encoding="utf-8"?>
<math xmlns="http://www.w3.org/1998/Math/MathML">
  <semantics>
    <mrow>
      <mi mathvariant="italic">Oletus</mi>
      <mi mathvariant="normal">:</mi>
      <mi mathvariant="italic">lamput</mi>
      <mi mathvariant="italic">on</mi>
      <mi mathvariant="italic">kytketty</mi>
      <mi mathvariant="italic">rinnan</mi>
    </mrow>
    <annotation encoding="StarMath 5.0">Oletus: lamput on kytketty rinnan</annotation>
  </semantics>
</math>
</file>

<file path=Object 2/content.xml><?xml version="1.0" encoding="utf-8"?>
<math xmlns="http://www.w3.org/1998/Math/MathML">
  <semantics>
    <mrow>
      <mrow>
        <mrow>
          <msub>
            <mi>A</mi>
            <mi mathvariant="italic">johdinpinta</mi>
          </msub>
          <mo stretchy="false">=</mo>
          <msup>
            <mn>10mm</mn>
            <mn>2</mn>
          </msup>
        </mrow>
        <mo stretchy="false">=</mo>
        <msup>
          <mn>0.00001m</mn>
          <mn>2</mn>
        </msup>
      </mrow>
    </mrow>
    <annotation encoding="StarMath 5.0">A_johdinpinta = 10mm^2 = 0.00001m^2</annotation>
  </semantics>
</math>
</file>

<file path=Object 20/content.xml><?xml version="1.0" encoding="utf-8"?>
<math xmlns="http://www.w3.org/1998/Math/MathML">
  <semantics>
    <mrow>
      <mrow>
        <msub>
          <mi>I</mi>
          <mi mathvariant="italic">lamppu</mi>
        </msub>
        <mo stretchy="false">=</mo>
        <mfrac>
          <mrow>
            <msub>
              <mi>P</mi>
              <mi mathvariant="italic">lamppu</mi>
            </msub>
          </mrow>
          <mrow>
            <msub>
              <mi>U</mi>
              <mi mathvariant="italic">lamppu</mi>
            </msub>
          </mrow>
        </mfrac>
      </mrow>
    </mrow>
    <annotation encoding="StarMath 5.0">I_lamppu = {P_lamppu} over {U_lamppu} </annotation>
  </semantics>
</math>
</file>

<file path=Object 21/content.xml><?xml version="1.0" encoding="utf-8"?>
<math xmlns="http://www.w3.org/1998/Math/MathML">
  <semantics>
    <mrow>
      <mrow>
        <msub>
          <mi>I</mi>
          <mi mathvariant="italic">lamppu</mi>
        </msub>
        <mo stretchy="false">=</mo>
        <mn>0.17391</mn>
      </mrow>
      <mn>...</mn>
      <mi>A</mi>
    </mrow>
    <annotation encoding="StarMath 5.0">I_lamppu = 0.17391...A</annotation>
  </semantics>
</math>
</file>

<file path=Object 22/content.xml><?xml version="1.0" encoding="utf-8"?>
<math xmlns="http://www.w3.org/1998/Math/MathML">
  <semantics>
    <mrow>
      <mrow>
        <msub>
          <mi>I</mi>
          <mn>1</mn>
        </msub>
        <mo stretchy="false">=</mo>
        <mrow>
          <mn>32</mn>
          <mo stretchy="false">⋅</mo>
          <mn>0.17391</mn>
        </mrow>
      </mrow>
      <mn>...</mn>
      <mi>A</mi>
    </mrow>
    <annotation encoding="StarMath 5.0">I_1 = 32 cdot 0.17391...A</annotation>
  </semantics>
</math>
</file>

<file path=Object 23/content.xml><?xml version="1.0" encoding="utf-8"?>
<math xmlns="http://www.w3.org/1998/Math/MathML">
  <semantics>
    <mrow>
      <mrow>
        <msub>
          <mi>I</mi>
          <mi mathvariant="italic">lamput</mi>
        </msub>
        <mo stretchy="false">=</mo>
        <mn>5.5652</mn>
      </mrow>
      <mn>...</mn>
      <mi>A</mi>
    </mrow>
    <annotation encoding="StarMath 5.0">I_lamput = 5.5652...A</annotation>
  </semantics>
</math>
</file>

<file path=Object 24/content.xml><?xml version="1.0" encoding="utf-8"?>
<math xmlns="http://www.w3.org/1998/Math/MathML">
  <semantics>
    <mrow>
      <mrow>
        <mi>R</mi>
        <mo stretchy="false">=</mo>
        <mrow>
          <msub>
            <mi>R</mi>
            <mi mathvariant="italic">lamput</mi>
          </msub>
          <mo stretchy="false">+</mo>
          <msub>
            <mi>R</mi>
            <mi mathvariant="italic">johto</mi>
          </msub>
        </mrow>
      </mrow>
    </mrow>
    <annotation encoding="StarMath 5.0">R = R_lamput + R_johto </annotation>
  </semantics>
</math>
</file>

<file path=Object 25/content.xml><?xml version="1.0" encoding="utf-8"?>
<math xmlns="http://www.w3.org/1998/Math/MathML">
  <semantics>
    <mrow>
      <mrow>
        <mi>R</mi>
        <mo stretchy="false">=</mo>
        <mn>2.3629</mn>
      </mrow>
      <mrow>
        <mn>...</mn>
        <mo stretchy="false">⋅</mo>
        <msup>
          <mn>10</mn>
          <mrow>
            <mo stretchy="false">−</mo>
            <mn>5</mn>
          </mrow>
        </msup>
      </mrow>
      <mrow>
        <mo stretchy="false">Ω</mo>
        <mo stretchy="false">+</mo>
        <mn>2.752</mn>
      </mrow>
      <mo stretchy="false">Ω</mo>
    </mrow>
    <annotation encoding="StarMath 5.0">R = 2.3629...cdot 10^-5%OMEGA + 2.752%OMEGA</annotation>
  </semantics>
</math>
</file>

<file path=Object 26/content.xml><?xml version="1.0" encoding="utf-8"?>
<math xmlns="http://www.w3.org/1998/Math/MathML">
  <semantics>
    <mrow>
      <mrow>
        <mi>R</mi>
        <mo stretchy="false">=</mo>
        <mn>2.752023629</mn>
      </mrow>
      <mn>...</mn>
      <mo stretchy="false">Ω</mo>
    </mrow>
    <annotation encoding="StarMath 5.0">R = 2.752023629... %OMEGA</annotation>
  </semantics>
</math>
</file>

<file path=Object 27/content.xml><?xml version="1.0" encoding="utf-8"?>
<math xmlns="http://www.w3.org/1998/Math/MathML">
  <semantics>
    <mrow>
      <mrow>
        <mrow>
          <msub>
            <mi>R</mi>
            <mi mathvariant="italic">johto</mi>
          </msub>
          <mo stretchy="false">⋅</mo>
          <msub>
            <mi>I</mi>
            <mi mathvariant="italic">lamput</mi>
          </msub>
        </mrow>
        <mo stretchy="false">=</mo>
        <mn>2.75202</mn>
      </mrow>
      <mrow>
        <mo stretchy="false">Ω</mo>
        <mo stretchy="false">⋅</mo>
        <mn>5.5652</mn>
      </mrow>
      <mn>...</mn>
      <mi>A</mi>
    </mrow>
    <annotation encoding="StarMath 5.0">R_johto cdot I_lamput = 2.75202%OMEGA cdot 5.5652...A</annotation>
  </semantics>
</math>
</file>

<file path=Object 28/content.xml><?xml version="1.0" encoding="utf-8"?>
<math xmlns="http://www.w3.org/1998/Math/MathML">
  <semantics>
    <mrow>
      <mrow>
        <mrow>
          <msub>
            <mi>R</mi>
            <mi mathvariant="italic">johto</mi>
          </msub>
          <mo stretchy="false">⋅</mo>
          <msub>
            <mi>I</mi>
            <mi mathvariant="italic">lamput</mi>
          </msub>
        </mrow>
        <mo stretchy="false">=</mo>
        <mn>2.75202</mn>
      </mrow>
      <mrow>
        <mo stretchy="false">Ω</mo>
        <mo stretchy="false">⋅</mo>
        <mn>5.5652</mn>
      </mrow>
      <mn>...</mn>
      <mi>A</mi>
    </mrow>
    <annotation encoding="StarMath 5.0">R_johto cdot I_lamput = 2.75202%OMEGA cdot 5.5652...A</annotation>
  </semantics>
</math>
</file>

<file path=Object 29/content.xml><?xml version="1.0" encoding="utf-8"?>
<math xmlns="http://www.w3.org/1998/Math/MathML">
  <semantics>
    <mrow>
      <mrow>
        <mrow>
          <msub>
            <mi>R</mi>
            <mi mathvariant="italic">johto</mi>
          </msub>
          <mo stretchy="false">⋅</mo>
          <msub>
            <mi>I</mi>
            <mi mathvariant="italic">lamput</mi>
          </msub>
        </mrow>
        <mo stretchy="false">=</mo>
        <mn>15.315</mn>
      </mrow>
      <mi>V</mi>
    </mrow>
    <annotation encoding="StarMath 5.0">R_johto cdot I_lamput = 15.315 V</annotation>
  </semantics>
</math>
</file>

<file path=Object 3/content.xml><?xml version="1.0" encoding="utf-8"?>
<math xmlns="http://www.w3.org/1998/Math/MathML">
  <semantics>
    <mrow>
      <mrow>
        <msub>
          <mi>P</mi>
          <mi mathvariant="italic">lamppu</mi>
        </msub>
        <mo stretchy="false">=</mo>
        <mn>40W</mn>
      </mrow>
    </mrow>
    <annotation encoding="StarMath 5.0">P_lamppu = 40W</annotation>
  </semantics>
</math>
</file>

<file path=Object 30/content.xml><?xml version="1.0" encoding="utf-8"?>
<math xmlns="http://www.w3.org/1998/Math/MathML">
  <semantics>
    <mrow>
      <mrow>
        <mrow>
          <mi>U</mi>
          <mo stretchy="false">=</mo>
          <mrow>
            <msub>
              <mi>U</mi>
              <mi mathvariant="italic">lamppu</mi>
            </msub>
            <mo stretchy="false">+</mo>
            <msub>
              <mi>U</mi>
              <mi mathvariant="italic">häviö</mi>
            </msub>
          </mrow>
        </mrow>
        <mo stretchy="false">=</mo>
        <mrow>
          <mn>230V</mn>
          <mo stretchy="false">+</mo>
          <mn>15.315</mn>
        </mrow>
      </mrow>
      <mrow>
        <mi>V</mi>
        <mo stretchy="false">=</mo>
        <mn>245.3V</mn>
      </mrow>
    </mrow>
    <annotation encoding="StarMath 5.0">U = U_lamppu + U_häviö = 230V + 15.315 V = 245.3V</annotation>
  </semantics>
</math>
</file>

<file path=Object 4/content.xml><?xml version="1.0" encoding="utf-8"?>
<math xmlns="http://www.w3.org/1998/Math/MathML">
  <semantics>
    <mrow>
      <mrow>
        <msub>
          <mi>U</mi>
          <mi mathvariant="italic">lamppu</mi>
        </msub>
        <mo stretchy="false">=</mo>
        <mn>230V</mn>
      </mrow>
    </mrow>
    <annotation encoding="StarMath 5.0">U_lamppu = 230V</annotation>
  </semantics>
</math>
</file>

<file path=Object 5/content.xml><?xml version="1.0" encoding="utf-8"?>
<math xmlns="http://www.w3.org/1998/Math/MathML">
  <semantics>
    <mrow>
      <mrow>
        <msub>
          <mi>n</mi>
          <mi mathvariant="italic">lamppu</mi>
        </msub>
        <mo stretchy="false">=</mo>
        <mn>32</mn>
      </mrow>
    </mrow>
    <annotation encoding="StarMath 5.0">n_lamppu = 32</annotation>
  </semantics>
</math>
</file>

<file path=Object 6/content.xml><?xml version="1.0" encoding="utf-8"?>
<math xmlns="http://www.w3.org/1998/Math/MathML">
  <semantics>
    <mrow>
      <mrow>
        <msub>
          <mi>R</mi>
          <mi mathvariant="italic">lamput</mi>
        </msub>
        <mo stretchy="false">=</mo>
        <msup>
          <mrow>
            <mo stretchy="false">(</mo>
            <mrow>
              <mfrac>
                <mrow>
                  <mrow>
                    <mn>32</mn>
                    <mo stretchy="false">⋅</mo>
                    <msubsup>
                      <mi>U</mi>
                      <mi mathvariant="italic">lamppu</mi>
                      <mn>2</mn>
                    </msubsup>
                  </mrow>
                </mrow>
                <mrow>
                  <msub>
                    <mi>P</mi>
                    <mi mathvariant="italic">lamppu</mi>
                  </msub>
                </mrow>
              </mfrac>
            </mrow>
            <mo stretchy="false">)</mo>
          </mrow>
          <mrow>
            <mo stretchy="false">−</mo>
            <mn>1</mn>
          </mrow>
        </msup>
      </mrow>
    </mrow>
    <annotation encoding="StarMath 5.0">R_lamput = ({32 cdot U_lamppu^2} over {P_lamppu} )^-1</annotation>
  </semantics>
</math>
</file>

<file path=Object 8/content.xml><?xml version="1.0" encoding="utf-8"?>
<math xmlns="http://www.w3.org/1998/Math/MathML">
  <semantics>
    <mrow>
      <mrow>
        <msub>
          <mi>R</mi>
          <mi mathvariant="italic">johto</mi>
        </msub>
        <mo stretchy="false">=</mo>
        <mo stretchy="false">ρ</mo>
      </mrow>
      <mfrac>
        <mrow>
          <mn>2l</mn>
        </mrow>
        <mrow>
          <mi>A</mi>
        </mrow>
      </mfrac>
    </mrow>
    <annotation encoding="StarMath 5.0">R_johto = %rho{2l} over {A} </annotation>
  </semantics>
</math>
</file>

<file path=Object 9/content.xml><?xml version="1.0" encoding="utf-8"?>
<math xmlns="http://www.w3.org/1998/Math/MathML">
  <semantics>
    <mrow>
      <mi mathvariant="italic">Oletus</mi>
      <mi mathvariant="normal">:</mi>
      <mi mathvariant="italic">lämpötila</mi>
      <mrow>
        <mi mathvariant="italic">pysyy</mi>
        <mo stretchy="false">+</mo>
        <msup>
          <mn>20</mn>
          <mi>o</mi>
        </msup>
      </mrow>
      <mi>C</mi>
      <mi mathvariant="normal">:</mi>
      <mi mathvariant="italic">ssa</mi>
    </mrow>
    <annotation encoding="StarMath 5.0">Oletus: lämpötila pysyy +20^o C:ssa</annotation>
  </semantics>
</math>
</file>